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28cm" fo:min-width="3.6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69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3.6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01cm" fo:min-width="3.691cm"/>
    </style:style>
    <style:style style:name="gr1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5" style:family="graphic" style:parent-style-name="standard">
      <style:graphic-properties draw:stroke="none" svg:stroke-color="#000000" draw:fill="none" draw:fill-color="#ffffff" fo:min-height="4.97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91cm" svg:height="1.378cm" svg:x="6.145cm" svg:y="3.94cm">
          <text:p text:style-name="P1">Field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2" xml:id="id4" draw:id="id4" draw:layer="layout" svg:width="4.191cm" svg:height="1.132cm" svg:x="11.287cm" svg:y="9.382cm">
          <text:p text:style-name="P1">Response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xml:id="id2" draw:id="id2" draw:layer="layout" svg:width="4.191cm" svg:height="1.124cm" svg:x="11.287cm" svg:y="6.861cm">
          <text:p text:style-name="P1">Query</text:p>
          <draw:enhanced-geometry svg:viewBox="0 0 21600 21600" draw:extrusion="false" draw:type="rectangle" draw:enhanced-path="M 0 0 L 21600 0 21600 21600 0 21600 0 0 Z N"/>
        </draw:custom-shape>
        <draw:g xml:id="id7" draw:id="id7">
          <draw:custom-shape draw:style-name="gr4" draw:text-style-name="P2" draw:layer="layout" svg:width="17.653cm" svg:height="9.525cm" svg:x="1.889cm" svg:y="18.9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032cm" svg:height="8.382cm" svg:x="1.889cm" svg:y="20.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7.653cm" svg:height="1.143cm" svg:x="1.889cm" svg:y="18.907cm">
            <text:p text:style-name="P1">Dashboard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3.97cm" svg:height="2.286cm" svg:x="4.683cm" svg:y="20.939cm">
            <text:p text:style-name="P1">Line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191cm" svg:height="1.905cm" svg:x="4.683cm" svg:y="23.479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45cm" svg:height="1.905cm" svg:x="9.382cm" svg:y="23.479cm">
            <text:p text:style-name="P1">Area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45cm" svg:height="1.905cm" svg:x="14.208cm" svg:y="23.479cm">
            <text:p text:style-name="P1">Map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3.97cm" svg:height="2.159cm" svg:x="4.683cm" svg:y="25.638cm">
            <text:p text:style-name="P1">Table</text:p>
            <draw:enhanced-geometry svg:viewBox="0 0 21600 21600" draw:type="rectangle" draw:enhanced-path="M 0 0 L 21600 0 21600 21600 0 21600 0 0 Z N"/>
          </draw:custom-shape>
          <draw:frame draw:style-name="gr11" draw:text-style-name="P4" draw:layer="layout" svg:width="3.491cm" svg:height="0.962cm" draw:transform="rotate (1.59069308026763) translate (2.324cm 25.257cm)">
            <draw:text-box>
              <text:p text:style-name="P3"><text:span text:style-name="T1">Navigation</text:span></text:p>
            </draw:text-box>
          </draw:frame>
        </draw:g>
        <draw:custom-shape draw:style-name="gr12" draw:text-style-name="P2" xml:id="id1" draw:id="id1" draw:layer="layout" svg:width="4.191cm" svg:height="1.251cm" svg:x="11.333cm" svg:y="3.94cm">
          <text:p text:style-name="P1">Filter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5" draw:layer="layout" draw:type="lines" svg:x1="13.428cm" svg:y1="5.191cm" svg:x2="13.382cm" svg:y2="6.861cm" draw:start-shape="id1" draw:start-glue-point="2" draw:end-shape="id2" draw:end-glue-point="0" svg:d="M13428 5191v500l-46 669v501" svg:viewBox="0 0 47 1671">
          <text:p/>
        </draw:connector>
        <draw:connector draw:style-name="gr13" draw:text-style-name="P5" draw:layer="layout" draw:type="lines" svg:x1="8.24cm" svg:y1="5.318cm" svg:x2="13.382cm" svg:y2="6.861cm" draw:start-shape="id3" draw:start-glue-point="2" draw:end-shape="id2" draw:end-glue-point="0" svg:d="M8240 5318v501l5142 541v501" svg:viewBox="0 0 5143 1544">
          <text:p/>
        </draw:connector>
        <draw:connector draw:style-name="gr13" draw:text-style-name="P5" draw:layer="layout" draw:type="lines" svg:x1="13.382cm" svg:y1="7.985cm" svg:x2="13.382cm" svg:y2="9.382cm" draw:start-shape="id2" draw:start-glue-point="2" draw:end-shape="id4" draw:end-glue-point="0" svg:d="M13382 7985v501 395 501" svg:viewBox="0 0 1 1398">
          <text:p/>
        </draw:connector>
        <draw:frame draw:style-name="gr11" draw:text-style-name="P7" draw:layer="layout" svg:width="2.471cm" svg:height="0.962cm" svg:x="11.991cm" svg:y="2.905cm">
          <draw:text-box>
            <text:p text:style-name="P6"><text:span text:style-name="T2">Server</text:span></text:p>
          </draw:text-box>
        </draw:frame>
        <draw:frame draw:style-name="gr14" draw:text-style-name="P7" draw:layer="layout" svg:width="2.5cm" svg:height="1.016cm" svg:x="6.755cm" svg:y="2.778cm">
          <draw:text-box>
            <text:p text:style-name="P6"><text:span text:style-name="T2">Client</text:span></text:p>
          </draw:text-box>
        </draw:frame>
        <draw:frame draw:style-name="gr11" draw:text-style-name="P8" draw:layer="layout" svg:width="3.601cm" svg:height="3.806cm" svg:x="15.941cm" svg:y="4.037cm">
          <draw:text-box>
            <text:p text:style-name="P1">API ID</text:p>
            <text:p text:style-name="P1">User ID</text:p>
            <text:p text:style-name="P1">API Key</text:p>
            <text:p text:style-name="P1">User Email</text:p>
            <text:p text:style-name="P1">...</text:p>
          </draw:text-box>
        </draw:frame>
        <draw:frame draw:style-name="gr15" draw:text-style-name="P5" draw:layer="layout" svg:width="3.937cm" svg:height="5.228cm" svg:x="1.127cm" svg:y="4.027cm">
          <draw:text-box>
            <text:p text:style-name="P1">URL</text:p>
            <text:p text:style-name="P1">Timestamp</text:p>
            <text:p text:style-name="P1">Latency</text:p>
            <text:p text:style-name="P1">IP</text:p>
            <text:p text:style-name="P1">Country</text:p>
            <text:p text:style-name="P1">...</text:p>
          </draw:text-box>
        </draw:frame>
        <draw:custom-shape draw:style-name="gr16" draw:text-style-name="P2" xml:id="id5" draw:id="id5" draw:layer="layout" svg:width="4.191cm" svg:height="1.151cm" svg:x="6.334cm" svg:y="12.041cm">
          <text:p text:style-name="P1">Parse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5" draw:layer="layout" svg:x1="13.382cm" svg:y1="10.514cm" svg:x2="10.525cm" svg:y2="12.616cm" draw:start-shape="id4" draw:start-glue-point="2" draw:end-shape="id5" draw:end-glue-point="1" svg:d="M13382 10514v2102h-2857" svg:viewBox="0 0 2858 2103">
          <text:p/>
        </draw:connector>
        <draw:connector draw:style-name="gr13" draw:text-style-name="P5" draw:layer="layout" svg:x1="8.429cm" svg:y1="13.192cm" svg:x2="8.429cm" svg:y2="15.343cm" draw:start-shape="id5" draw:start-glue-point="2" draw:end-shape="id6" draw:end-glue-point="0" svg:d="M8429 13192v2151" svg:viewBox="0 0 1 2152">
          <text:p/>
        </draw:connector>
        <draw:custom-shape draw:style-name="gr16" draw:text-style-name="P2" xml:id="id6" draw:id="id6" draw:layer="layout" svg:width="4.191cm" svg:height="1.151cm" svg:x="6.334cm" svg:y="15.343cm">
          <text:p text:style-name="P1">Render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5" draw:layer="layout" svg:x1="8.429cm" svg:y1="16.494cm" svg:x2="10.715cm" svg:y2="18.907cm" draw:start-shape="id6" draw:start-glue-point="2" draw:end-shape="id7" draw:end-glue-point="0" svg:d="M8429 16494v1206h2286v1207" svg:viewBox="0 0 2287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46:30.995368149</dc:date>
    <dc:creator>Brylie Oxley</dc:creator>
    <meta:editing-duration>PT1H1M30S</meta:editing-duration>
    <meta:editing-cycles>24</meta:editing-cycles>
    <meta:generator>LibreOffice/4.4.2.2$Linux_X86_64 LibreOffice_project/40m0$Build-2</meta:generator>
    <meta:document-statistic meta:object-count="26"/>
  </office:meta>
</office:document-meta>
</file>